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InputStream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nputStream.mark(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nputStream.throwExcep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ssageInputStream.read( byte [ ]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nputStream.closeOutputStreams( OutputStream headerStream , OutputStream body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InputStream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nputStream.MessageInputStream( Mail mc , StreamRepository srep , int sizeLim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essageInputStream.read( byte [ ] b , int off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nputStream.skip( long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nputStream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nput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InputStream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nputStream.setParam( Mail mc , PipedOutputStream header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InputStream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ssage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nputStream.avail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InputStream.writeStream( Mail mail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